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margin-top="0cm" fo:margin-bottom="0.499cm" loext:contextual-spacing="false" fo:text-align="center" style:justify-single-word="false"/>
      <style:text-properties fo:font-weight="bold"/>
    </style:style>
    <style:style style:name="P5" style:family="paragraph" style:parent-style-name="Text_20_body">
      <style:text-properties officeooo:rsid="001d1574" officeooo:paragraph-rsid="001d1574"/>
    </style:style>
    <style:style style:name="T1" style:family="text">
      <style:text-properties fo:font-style="italic"/>
    </style:style>
    <style:style style:name="T2" style:family="text">
      <style:text-properties style:text-position="33% 80%"/>
    </style:style>
    <style:style style:name="T3" style:family="text">
      <style:text-properties fo:color="#808080" fo:background-color="transparent" loext:char-shading-value="0" loext:padding="0cm" loext:border="none"/>
    </style:style>
    <style:style style:name="T4" style:family="text">
      <style:text-properties fo:background-color="transparent" loext:char-shading-value="0" loext:padding="0cm" loext:border="none"/>
    </style:style>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fr.wikisource.org/wiki/Auteur:Ésope" text:style-name="Internet_20_link" text:visited-style-name="Visited_20_Internet_20_Link">Ésope</text:a></text:p>
      <text:section text:style-name="Sect1" text:name="headertemplate">
        <text:p text:style-name="Standard">Le Corbeau et le Renard</text:p>
        <text:p text:style-name="Standard">Traduction par <text:a xlink:type="simple" xlink:href="https://fr.wikisource.org/wiki/Auteur:Émile_Chambry" text:style-name="Internet_20_link" text:visited-style-name="Visited_20_Internet_20_Link">Émile Chambry</text:a>.<text:line-break/><text:a xlink:type="simple" xlink:href="https://fr.wikisource.org/wiki/Fables_d’Ésope_(trad._Chambry,_1927)" text:style-name="Internet_20_link" text:visited-style-name="Visited_20_Internet_20_Link"><text:span text:style-name="T1">Fables</text:span></text:a>, Société d’édition « <text:span text:style-name="T1">Les Belles Lettres</text:span> »,  ( 73<text:span text:style-name="T2">r</text:span>).</text:p>
      </text:section>
      <text:section text:style-name="Sect1" text:name="subheader">
        <text:p text:style-name="P1"><text:bookmark text:name="headerprevious"/><text:span text:style-name="T3">◄  </text:span><text:a xlink:type="simple" xlink:href="https://fr.wikisource.org/wiki/Fables_d’Ésope_(trad._Chambry,_1927)/Le_Choucas_échappé" text:style-name="Internet_20_link" text:visited-style-name="Visited_20_Internet_20_Link"><text:span text:style-name="T4">Le Choucas échappé</text:span></text:a></text:p>
        <text:p text:style-name="P2"><text:bookmark text:name="headernext"/><text:a xlink:type="simple" xlink:href="https://fr.wikisource.org/wiki/Fables_d’Ésope_(trad._Chambry,_1927)/Le_Corbeau_et_Hermès" text:style-name="Internet_20_link" text:visited-style-name="Visited_20_Internet_20_Link"><text:span text:style-name="T4">Le Corbeau et Hermès</text:span></text:a><text:span text:style-name="T3">  ►</text:span></text:p>
      </text:section>
      <text:p text:style-name="P3"><text:bookmark text:name="73r"/>165</text:p>
      <text:p text:style-name="P4">LE CORBEAU ET LE RENARD</text:p>
      <text:p text:style-name="Text_20_body">Un corbeau, ayant volé un morceau de viande, s’était perché sur un arbre. Un renard l’aperçut, et, voulant se rendre maître de la viande, se posta devant lui et loua ses proportions élégantes et sa beauté, ajoutant que nul n’était mieux fait que lui pour être le roi des oiseaux, et qu’il le serait devenu sûrement, s’il avait de la voix. Le corbeau, voulant lui montrer que la voix non plus ne lui manquait pas, lâcha la viande et poussa de grands cris. Le renard se précipita et, saisissant le morceau, dit : « Ô corbeau, si tu avais aussi du jugement, il ne te manquerait rien pour devenir le roi des oiseaux. » </text:p>
      <text:p text:style-name="Text_20_body">Cette fable est une leçon pour les sots. </text:p>
      <text:p text:style-name="P5">Cette version est dédicacée au sot |USER|.</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4T11:41:02.616208651</meta:creation-date>
    <dc:date>2021-02-14T11:48:52.714224782</dc:date>
    <meta:editing-duration>PT6M49S</meta:editing-duration>
    <meta:editing-cycles>2</meta:editing-cycles>
    <meta:generator>LibreOffice/6.4.6.2$Linux_X86_64 LibreOffice_project/40$Build-2</meta:generator>
    <meta:document-statistic meta:table-count="0" meta:image-count="0" meta:object-count="0" meta:page-count="1" meta:paragraph-count="10" meta:word-count="164" meta:character-count="884" meta:non-whitespace-character-count="725"/>
  </office:meta>
</office:document-meta>
</file>